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officeooo:paragraph-rsid="000577dc"/>
    </style:style>
    <style:style style:name="P2" style:family="paragraph" style:parent-style-name="_5f_paragraph">
      <style:text-properties officeooo:paragraph-rsid="000c4f00"/>
    </style:style>
    <style:style style:name="P3" style:family="paragraph" style:parent-style-name="_5f_code">
      <style:text-properties fo:language="en" fo:country="US" officeooo:rsid="00589d8a" officeooo:paragraph-rsid="000c4f00"/>
    </style:style>
    <style:style style:name="P4" style:family="paragraph" style:parent-style-name="_5f_code">
      <style:text-properties officeooo:paragraph-rsid="000c4f00"/>
    </style:style>
    <style:style style:name="P5" style:family="paragraph" style:parent-style-name="_5f_heading_5f_bottom">
      <style:text-properties officeooo:paragraph-rsid="000c4f00"/>
    </style:style>
    <style:style style:name="P6" style:family="paragraph" style:parent-style-name="_5f_text">
      <style:text-properties fo:language="ru" fo:country="RU" officeooo:rsid="002bfac0" officeooo:paragraph-rsid="000c4f00"/>
    </style:style>
    <style:style style:name="P7" style:family="paragraph" style:parent-style-name="_5f_text">
      <style:text-properties officeooo:paragraph-rsid="000c4f00"/>
    </style:style>
    <style:style style:name="P8" style:family="paragraph" style:parent-style-name="_5f_code">
      <style:text-properties officeooo:paragraph-rsid="00108dc3"/>
    </style:style>
    <style:style style:name="P9" style:family="paragraph" style:parent-style-name="_5f_text">
      <style:text-properties fo:language="ru" fo:country="RU" officeooo:rsid="0011d766" officeooo:paragraph-rsid="0011d766"/>
    </style:style>
    <style:style style:name="T1" style:family="text">
      <style:text-properties fo:language="ru" fo:country="RU" officeooo:rsid="000577dc"/>
    </style:style>
    <style:style style:name="T2" style:family="text">
      <style:text-properties fo:language="ru" fo:country="RU" officeooo:rsid="002b5ca0"/>
    </style:style>
    <style:style style:name="T3" style:family="text">
      <style:text-properties fo:language="ru" fo:country="RU" officeooo:rsid="000d436c"/>
    </style:style>
    <style:style style:name="T4" style:family="text">
      <style:text-properties style:font-name="Calibri Light1" fo:font-size="11pt" fo:language="ru" fo:country="RU" fo:font-weight="250" officeooo:rsid="000577dc"/>
    </style:style>
    <style:style style:name="T5" style:family="text">
      <style:text-properties style:font-name="Calibri Light1" fo:font-size="11pt" fo:language="ru" fo:country="RU" fo:font-weight="250" officeooo:rsid="000888b2"/>
    </style:style>
    <style:style style:name="T6" style:family="text">
      <style:text-properties style:font-name="Calibri Light1" fo:font-size="10pt" fo:language="ru" fo:country="RU" fo:font-weight="250" officeooo:rsid="002ecc4b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995b4"/>
    </style:style>
    <style:style style:name="T9" style:family="text">
      <style:text-properties fo:language="en" fo:country="US" officeooo:rsid="00380549"/>
    </style:style>
    <style:style style:name="T10" style:family="text">
      <style:text-properties fo:language="en" fo:country="US" officeooo:rsid="002ecc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УСТАНОВКА FTP</text:p>
      <text:p text:style-name="P7">Программа доступна из официальных репозиториев, поэтому установка FTP на Ubuntu Server не должна вызвать проблем. Сначала обновите список пакетов в репозиториях, затем установите саму программу:</text:p>
      <text:p text:style-name="P4">sudo apt update</text:p>
      <text:p text:style-name="P4">sudo apt-<text:span text:style-name="T8">get -y</text:span> install vsftpd</text:p>
      <text:p text:style-name="P7">Когда установка будет завершена, вам необходимо включить сервис vsftpd, поскольку он не будет запущен по умолчанию, а также добавить службу в автозагрузку:</text:p>
      <text:p text:style-name="P4"><text:span text:style-name="T9">sudo systemctl start vsftpd; </text:span>sudo systemctl enable vsftpd;</text:p>
      <text:p text:style-name="P7"><text:span text:style-name="T2">Можно уже войти, н</text:span><text:span text:style-name="T10">о</text:span><text:span text:style-name="T2"> </text:span><text:span text:style-name="T6">редактировать только свои файлы.</text:span></text:p>
      <text:p text:style-name="P6">В файле /etc/vsftpd.conf для авторизованных пользователей разрешаем команды, позволяющие изменять файловую систему:</text:p>
      <text:p text:style-name="P3">cd /etc</text:p>
      <text:p text:style-name="P4">sudo mc</text:p>
      <text:p text:style-name="P2"/>
      <text:p text:style-name="P4">write_enable = YES</text:p>
      <text:p text:style-name="P7">Если у вас установлен фаервол ufw, а такая ситуация возникает, когда вы пытаетесь установить FTP на Ubuntu Server, нужно открыть порты 20 и 21 для нормальной работы. Чтобы это сделать, выполните команды:</text:p>
      <text:p text:style-name="P4"><text:s/>sudo ufw allow 20/tcp</text:p>
      <text:p text:style-name="P4"><text:s/>sudo ufw allow 21/tcp</text:p>
      <text:p text:style-name="P4"><text:s/>sudo ufw status</text:p>
      <text:p text:style-name="P7">Установка FTP Ubuntu завершена, но теперь вам осталось настроить всё необходимое для обеспечения безопасной работы. Никогда не используйте FTP-сервер с настройками по умолчанию в производственных сетях, это небезопасно.</text:p>
      <text:p text:style-name="_5f_text"/>
      <text:p text:style-name="P9">Удаление</text:p>
      <text:p text:style-name="_5f_code">sudo apt-get remove vsftpd</text:p>
      <text:p text:style-name="_5f_text"/>
      <text:p text:style-name="_5f_code">sudo apt install vsftpd</text:p>
      <text:p text:style-name="_5f_text"/>
      <text:p text:style-name="_5f_text"/>
      <text:p text:style-name="_5f_text"/>
      <text:p text:style-name="_5f_text"/>
      <text:p text:style-name="_5f_text"/>
      <text:p text:style-name="_5f_heading_5f_middle_5f_1">umask в vsftpd</text:p>
      <text:p text:style-name="_5f_paragraph">В VSFTPD umask имеет значение по умолчанию 077. Это означает, что переданный по ftp файл будет иметь разрешения 600 (чтение и запись для пользователя, и не для кого другого).</text:p>
      <text:p text:style-name="_5f_paragraph">Управлять разрешениями переданных файлов можно с помощью изменения umask для ftp сервера. Для этого откройте файл /etc/vsftpd.conf</text:p>
      <text:p text:style-name="_5f_code">sudo vim /etc/vsftpd.conf</text:p>
      <text:p text:style-name="_5f_paragraph">И измените/добавьте параметр local_umask:</text:p>
      <text:p text:style-name="_5f_code">local_umask=007</text:p>
      <text:p text:style-name="_5f_paragraph">После этого перезагрузите ftp сервер:</text:p>
      <text:p text:style-name="P8"><text:soft-page-break/>sudo service vsftpd restart</text:p>
      <text:p text:style-name="_5f_paragraph">В данном случае я изменил маску на 007. Таким образом на переданные файлы даются разрешения чтения и записи для пользователя и пользователей его группы (666 - 007 = 660).</text:p>
      <text:p text:style-name="P1"><text:span text:style-name="T1">По умолчанию маска отключена, т.е. 077. А мне нужны </text:span><text:span text:style-name="T4">права 6</text:span><text:span text:style-name="T5">6</text:span><text:span text:style-name="T4">4 </text:span><text:span text:style-name="T5">для файлов, </text:span><text:span text:style-name="T4">значит маска 0</text:span><text:span text:style-name="T5">1</text:span><text:span text:style-name="T4">3</text:span></text:p>
      <text:p text:style-name="_5f_code">sudo service vsftpd restart</text:p>
      <text:p text:style-name="_5f_text"># Example config file /etc/vsftpd.conf</text:p>
      <text:p text:style-name="_5f_text">#</text:p>
      <text:p text:style-name="_5f_text"># The default compiled in settings are fairly paranoid. This sample file</text:p>
      <text:p text:style-name="_5f_text"># loosens things up a bit, to make the ftp daemon more usable.</text:p>
      <text:p text:style-name="_5f_text"># Please see vsftpd.conf.5 for all compiled in defaults.</text:p>
      <text:p text:style-name="_5f_text">#</text:p>
      <text:p text:style-name="_5f_text"># READ THIS: This example file is NOT an exhaustive list of vsftpd options.</text:p>
      <text:p text:style-name="_5f_text"># Please read the vsftpd.conf.5 manual page to get a full idea of vsftpd's</text:p>
      <text:p text:style-name="_5f_text"># capabilities.</text:p>
      <text:p text:style-name="_5f_text">#</text:p>
      <text:p text:style-name="_5f_text"># Allow anonymous FTP? (Beware - allowed by default if you comment this out).</text:p>
      <text:p text:style-name="_5f_text">anonymous_enable=YES</text:p>
      <text:p text:style-name="_5f_text">#</text:p>
      <text:p text:style-name="_5f_text"># Uncomment this to allow local users to log in.</text:p>
      <text:p text:style-name="_5f_text">#local_enable=YES</text:p>
      <text:p text:style-name="_5f_text">#</text:p>
      <text:p text:style-name="_5f_text"># Uncomment this to enable any form of FTP write command.</text:p>
      <text:p text:style-name="_5f_text">#write_enable=YES</text:p>
      <text:p text:style-name="_5f_text">#</text:p>
      <text:p text:style-name="_5f_text"># Default umask for local users is 077. You may wish to change this to 022,</text:p>
      <text:p text:style-name="_5f_text"># if your users expect that (022 is used by most other ftpd's)</text:p>
      <text:p text:style-name="_5f_text">#local_umask=022</text:p>
      <text:p text:style-name="_5f_text">#</text:p>
      <text:p text:style-name="_5f_text"># Uncomment this to allow the anonymous FTP user to upload files. This only</text:p>
      <text:p text:style-name="_5f_text"># has an effect if the above global write enable is activated. Also, you will</text:p>
      <text:p text:style-name="_5f_text"># obviously need to create a directory writable by the FTP user.</text:p>
      <text:p text:style-name="_5f_text">#anon_upload_enable=YES</text:p>
      <text:p text:style-name="_5f_text">#</text:p>
      <text:p text:style-name="_5f_text"># Uncomment this if you want the anonymous FTP user to be able to create</text:p>
      <text:p text:style-name="_5f_text"># new directories.</text:p>
      <text:p text:style-name="_5f_text">#anon_mkdir_write_enable=YES</text:p>
      <text:p text:style-name="_5f_text">#</text:p>
      <text:p text:style-name="_5f_text"># Activate directory messages - messages given to remote users when they</text:p>
      <text:p text:style-name="_5f_text"># go into a certain directory.</text:p>
      <text:p text:style-name="_5f_text">dirmessage_enable=YES</text:p>
      <text:p text:style-name="_5f_text">#</text:p>
      <text:p text:style-name="_5f_text"># Activate logging of uploads/downloads.</text:p>
      <text:p text:style-name="_5f_text">xferlog_enable=YES</text:p>
      <text:p text:style-name="_5f_text">#</text:p>
      <text:p text:style-name="_5f_text"># Make sure PORT transfer connections originate from port 20 (ftp-data).</text:p>
      <text:p text:style-name="_5f_text">connect_from_port_20=YES</text:p>
      <text:p text:style-name="_5f_text">#</text:p>
      <text:p text:style-name="_5f_text"># If you want, you can arrange for uploaded anonymous files to be owned by</text:p>
      <text:p text:style-name="_5f_text"># a different user. Note! Using "root" for uploaded files is not</text:p>
      <text:p text:style-name="_5f_text"># recommended!</text:p>
      <text:p text:style-name="_5f_text">#chown_uploads=YES</text:p>
      <text:p text:style-name="_5f_text">#chown_username=whoever</text:p>
      <text:p text:style-name="_5f_text"><text:soft-page-break/>#</text:p>
      <text:p text:style-name="_5f_text"># You may override where the log file goes if you like. The default is shown</text:p>
      <text:p text:style-name="_5f_text"># below.</text:p>
      <text:p text:style-name="_5f_text">#xferlog_file=/var/log/vsftpd.log</text:p>
      <text:p text:style-name="_5f_text">#</text:p>
      <text:p text:style-name="_5f_text"># If you want, you can have your log file in standard ftpd xferlog format.</text:p>
      <text:p text:style-name="_5f_text"># Note that the default log file location is /var/log/xferlog in this case.</text:p>
      <text:p text:style-name="_5f_text">#xferlog_std_format=YES</text:p>
      <text:p text:style-name="_5f_text">#</text:p>
      <text:p text:style-name="_5f_text"># You may change the default value for timing out an idle session.</text:p>
      <text:p text:style-name="_5f_text">#idle_session_timeout=600</text:p>
      <text:p text:style-name="_5f_text">#</text:p>
      <text:p text:style-name="_5f_text"># You may change the default value for timing out a data connection.</text:p>
      <text:p text:style-name="_5f_text">#data_connection_timeout=120</text:p>
      <text:p text:style-name="_5f_text">#</text:p>
      <text:p text:style-name="_5f_text"># It is recommended that you define on your system a unique user which the</text:p>
      <text:p text:style-name="_5f_text"># ftp server can use as a totally isolated and unprivileged user.</text:p>
      <text:p text:style-name="_5f_text">#nopriv_user=ftpsecure</text:p>
      <text:p text:style-name="_5f_text">#</text:p>
      <text:p text:style-name="_5f_text"># Enable this and the server will recognise asynchronous ABOR requests. Not</text:p>
      <text:p text:style-name="_5f_text"># recommended for security (the code is non-trivial). Not enabling it,</text:p>
      <text:p text:style-name="_5f_text"># however, may confuse older FTP clients.</text:p>
      <text:p text:style-name="_5f_text">#async_abor_enable=YES</text:p>
      <text:p text:style-name="_5f_text">#</text:p>
      <text:p text:style-name="_5f_text"># By default the server will pretend to allow ASCII mode but in fact ignore</text:p>
      <text:p text:style-name="_5f_text"># the request. Turn on the below options to have the server actually do ASCII</text:p>
      <text:p text:style-name="_5f_text"># mangling on files when in ASCII mode.</text:p>
      <text:p text:style-name="_5f_text"># Beware that on some FTP servers, ASCII support allows a denial of service</text:p>
      <text:p text:style-name="_5f_text"># attack (DoS) via the command "SIZE /big/file" in ASCII mode. vsftpd</text:p>
      <text:p text:style-name="_5f_text"># predicted this attack and has always been safe, reporting the size of the</text:p>
      <text:p text:style-name="_5f_text"># raw file.</text:p>
      <text:p text:style-name="_5f_text"># ASCII mangling is a horrible feature of the protocol.</text:p>
      <text:p text:style-name="_5f_text">#ascii_upload_enable=YES</text:p>
      <text:p text:style-name="_5f_text">#ascii_download_enable=YES</text:p>
      <text:p text:style-name="_5f_text">#</text:p>
      <text:p text:style-name="_5f_text"># You may fully customise the login banner string:</text:p>
      <text:p text:style-name="_5f_text">#ftpd_banner=Welcome to blah FTP service.</text:p>
      <text:p text:style-name="_5f_text">#</text:p>
      <text:p text:style-name="_5f_text"># You may specify a file of disallowed anonymous e-mail addresses. Apparently</text:p>
      <text:p text:style-name="_5f_text"># useful for combatting certain DoS attacks.</text:p>
      <text:p text:style-name="_5f_text">#deny_email_enable=YES</text:p>
      <text:p text:style-name="_5f_text"># (default follows)</text:p>
      <text:p text:style-name="_5f_text">#banned_email_file=/etc/vsftpd.banned_emails</text:p>
      <text:p text:style-name="_5f_text">#</text:p>
      <text:p text:style-name="_5f_text"># You may specify an explicit list of local users to chroot() to their home</text:p>
      <text:p text:style-name="_5f_text"># directory. If chroot_local_user is YES, then this list becomes a list of</text:p>
      <text:p text:style-name="_5f_text"># users to NOT chroot().</text:p>
      <text:p text:style-name="_5f_text"># (Warning! chroot'ing can be very dangerous. If using chroot, make sure that</text:p>
      <text:p text:style-name="_5f_text"># the user does not have write access to the top level directory within the</text:p>
      <text:p text:style-name="_5f_text"># chroot)</text:p>
      <text:p text:style-name="_5f_text">#chroot_local_user=YES</text:p>
      <text:p text:style-name="_5f_text">#chroot_list_enable=YES</text:p>
      <text:p text:style-name="_5f_text"># (default follows)</text:p>
      <text:p text:style-name="_5f_text">#chroot_list_file=/etc/vsftpd.chroot_list</text:p>
      <text:p text:style-name="_5f_text"><text:soft-page-break/>#</text:p>
      <text:p text:style-name="_5f_text"># You may activate the "-R" option to the builtin ls. This is disabled by</text:p>
      <text:p text:style-name="_5f_text"># default to avoid remote users being able to cause excessive I/O on large</text:p>
      <text:p text:style-name="_5f_text"># sites. However, some broken FTP clients such as "ncftp" and "mirror" assume</text:p>
      <text:p text:style-name="_5f_text"># the presence of the "-R" option, so there is a strong case for enabling it.</text:p>
      <text:p text:style-name="_5f_text">#ls_recurse_enable=YES</text:p>
      <text:p text:style-name="_5f_text">#</text:p>
      <text:p text:style-name="_5f_text"># When "listen" directive is enabled, vsftpd runs in standalone mode and</text:p>
      <text:p text:style-name="_5f_text"># listens on IPv4 sockets. This directive cannot be used in conjunction</text:p>
      <text:p text:style-name="_5f_text"># with the listen_ipv6 directive.</text:p>
      <text:p text:style-name="_5f_text">listen=YES</text:p>
      <text:p text:style-name="_5f_text">#</text:p>
      <text:p text:style-name="_5f_text"># This directive enables listening on IPv6 sockets. To listen on IPv4 and IPv6</text:p>
      <text:p text:style-name="_5f_text"># sockets, you must run two copies of vsftpd with two configuration files.</text:p>
      <text:p text:style-name="_5f_text"># Make sure, that one of the listen options is commented !!</text:p>
      <text:p text:style-name="_5f_text">#listen_ipv6=YES</text:p>
      <text:p text:style-name="_5f_text"/>
      <text:p text:style-name="_5f_text">Добавить <text:span text:style-name="T7">SSL</text:span></text:p>
      <text:p text:style-name="_5f_text">Чтобы создать сертификат с помощью openssl, выполните следующие действия:</text:p>
      <text:p text:style-name="_5f_code">sudo openssl req -x509 -nodes -days 365 -newkey rsa:2048 -keyout /etc/ssl/private/vsftpd.pem -out /etc/ssl/private/vsftpd.pem</text:p>
      <text:p text:style-name="_5f_text">где 365 – для добавления сертификата в течение одного года и добавления того же значения для флажков -out, -keyout, чтобы найти закрытый ключ и сертификат в том же файле.</text:p>
      <text:p text:style-name="_5f_text"/>
      <text:p text:style-name="_5f_text">Вам будет предложено добавить всю необходимую информацию для создания сертификата, как показано ниже</text:p>
      <text:p text:style-name="_5f_text">После создания сертификата нам нужно добавить его в файл конфигурации vsftpd и включить SSL.</text:p>
      <text:p text:style-name="_5f_text"/>
      <text:p text:style-name="_5f_text">Для этого добавьте следующую строку в указанный файл:</text:p>
      <text:p text:style-name="_5f_text"/>
      <text:p text:style-name="_5f_code">rsa_cert_file=/etc/ssl/private/vsftpd.pem</text:p>
      <text:p text:style-name="_5f_code">rsa_private_key_file=/etc/ssl/private/vsftpd.pem</text:p>
      <text:p text:style-name="_5f_code">ssl_enable=YES</text:p>
      <text:p text:style-name="_5f_paragraph"><text:span text:style-name="T3">П</text:span>осле того, как нам нужно отклонить анонимные подключения через SSL и потребовать SSL для передачи данных и входа в систему.</text:p>
      <text:p text:style-name="_5f_paragraph"/>
      <text:p text:style-name="_5f_paragraph">Для этого добавьте следующие строки в файл /etc/vsftpd.conf:</text:p>
      <text:p text:style-name="_5f_text"/>
      <text:p text:style-name="_5f_code">allow_anon_ssl=NO</text:p>
      <text:p text:style-name="_5f_code">force_local_data_ssl=YES</text:p>
      <text:p text:style-name="_5f_code">force_local_logins_ssl=YES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>sudo service vsftpd restart</text:p>
      <text:p text:style-name="_5f_text"/>
      <text:p text:style-name="_5f_text"><text:soft-page-break/></text:p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1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7T14:30:47.758000000</dc:date>
    <meta:editing-duration>PT12H58M51S</meta:editing-duration>
    <meta:editing-cycles>13</meta:editing-cycles>
    <meta:document-statistic meta:table-count="0" meta:image-count="0" meta:object-count="0" meta:page-count="5" meta:paragraph-count="163" meta:word-count="1167" meta:character-count="7435" meta:non-whitespace-character-count="6427"/>
  </office:meta>
</office:document-meta>
</file>